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5b9f" officeooo:paragraph-rsid="001b5b9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5b9f" officeooo:paragraph-rsid="001b5b9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9799" officeooo:paragraph-rsid="001c979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2fd2" officeooo:paragraph-rsid="001e2fd2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7c4" officeooo:paragraph-rsid="001fd7c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7c4" officeooo:paragraph-rsid="00201292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7c4" officeooo:paragraph-rsid="00203ed4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7c4" officeooo:paragraph-rsid="0020bea9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1292" officeooo:paragraph-rsid="00201292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3ed4" officeooo:paragraph-rsid="00203ed4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3ed4" officeooo:paragraph-rsid="0020bea9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3ed4" officeooo:paragraph-rsid="00228baa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bea9" officeooo:paragraph-rsid="0020bea9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bea9" officeooo:paragraph-rsid="00214510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4510" officeooo:paragraph-rsid="00214510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8baa" officeooo:paragraph-rsid="00228baa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b5b9f" officeooo:paragraph-rsid="001b5b9f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c9799" officeooo:paragraph-rsid="001c9799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e2fd2" officeooo:paragraph-rsid="001e2fd2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e2fd2" officeooo:paragraph-rsid="001fd7c4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fd7c4" officeooo:paragraph-rsid="001fd7c4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fd7c4" officeooo:paragraph-rsid="00228baa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1fd7c4" officeooo:paragraph-rsid="001c979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201292" officeooo:paragraph-rsid="00201292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201292" officeooo:paragraph-rsid="001c9799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20bea9" officeooo:paragraph-rsid="0020bea9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20bea9" officeooo:paragraph-rsid="00214510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214510" officeooo:paragraph-rsid="00214510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c9799" officeooo:paragraph-rsid="001b5b9f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1c9799" officeooo:paragraph-rsid="001c9799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1e2fd2" officeooo:paragraph-rsid="001c9799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1e2fd2" officeooo:paragraph-rsid="00214510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1e2fd2" officeooo:paragraph-rsid="0020bea9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228baa" officeooo:paragraph-rsid="00228baa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03ed4" officeooo:paragraph-rsid="00203ed4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03ed4" officeooo:paragraph-rsid="00214510"/>
    </style:style>
    <style:style style:name="T1" style:family="text">
      <style:text-properties officeooo:rsid="001c979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9799"/>
    </style:style>
    <style:style style:name="T4" style:family="text">
      <style:text-properties style:text-underline-style="none" officeooo:rsid="001e2fd2"/>
    </style:style>
    <style:style style:name="T5" style:family="text">
      <style:text-properties style:text-underline-style="none" officeooo:rsid="001fd7c4"/>
    </style:style>
    <style:style style:name="T6" style:family="text">
      <style:text-properties style:text-underline-style="none" officeooo:rsid="00201292"/>
    </style:style>
    <style:style style:name="T7" style:family="text">
      <style:text-properties style:text-underline-style="none" officeooo:rsid="00203ed4"/>
    </style:style>
    <style:style style:name="T8" style:family="text">
      <style:text-properties style:text-underline-style="none" officeooo:rsid="0020bea9"/>
    </style:style>
    <style:style style:name="T9" style:family="text">
      <style:text-properties style:text-underline-style="none" officeooo:rsid="00214510"/>
    </style:style>
    <style:style style:name="T10" style:family="text">
      <style:text-properties style:text-underline-style="none" officeooo:rsid="00228baa"/>
    </style:style>
    <style:style style:name="T11" style:family="text">
      <style:text-properties style:text-underline-style="none" officeooo:rsid="0023036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fd7c4"/>
    </style:style>
    <style:style style:name="T14" style:family="text">
      <style:text-properties style:font-name="Liberation Serif1" style:text-underline-style="none" style:font-name-asian="Liberation Serif1" style:font-name-complex="Liberation Serif1"/>
    </style:style>
    <style:style style:name="T15" style:family="text">
      <style:text-properties style:font-name="Liberation Serif" style:text-underline-style="none" style:font-name-asian="SimSun" style:font-name-complex="Mangal"/>
    </style:style>
    <style:style style:name="T16" style:family="text">
      <style:text-properties style:font-name="Liberation Sans1" style:text-underline-style="none" style:font-name-asian="Liberation Sans1" style:font-name-complex="Liberation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s de <text:s/>objets</text:p>
      <text:p text:style-name="P18"><text:span text:style-name="T12">Variables:</text:span> </text:p>
      <text:p text:style-name="P17"><text:tab/><text:span text:style-name="T1">coup: int</text:span></text:p>
      <text:p text:style-name="P19"><text:tab/>jauge_drain: int</text:p>
      <text:p text:style-name="P20"><text:tab/>c<text:span text:style-name="T13">ases_ detruites: int</text:span></text:p>
      <text:p text:style-name="P20"><text:tab/>d<text:span text:style-name="T13">istance_lancer: float</text:span></text:p>
      <text:p text:style-name="P20"><text:tab/><text:span text:style-name="T13">puissance_bombes: int</text:span></text:p>
      <text:p text:style-name="P20"><text:tab/><text:span text:style-name="T13">avancement_non_confirmees: voir avec cameron</text:span></text:p>
      <text:p text:style-name="P21"><text:tab/>avancement_confirmees: voir avec cameron</text:p>
      <text:p text:style-name="P6"><text:span text:style-name="T2"><text:tab/></text:span><text:span text:style-name="T6">objet_drop: int</text:span></text:p>
      <text:p text:style-name="P24"><text:tab/>position_ adversaire: list</text:p>
      <text:p text:style-name="P24"><text:tab/>tour_objet: int (à cameron de la déincrémenter)</text:p>
      <text:p text:style-name="P7"><text:span text:style-name="T6"><text:tab/></text:span><text:span text:style-name="T7">vision_traceur: </text:span><text:span text:style-name="T8">int</text:span></text:p>
      <text:p text:style-name="P26"><text:tab/>cases_adversaires: int</text:p>
      <text:p text:style-name="P8"><text:span text:style-name="T8"><text:tab/></text:span><text:span text:style-name="T7">vision_r</text:span><text:span text:style-name="T8">agnarok: int</text:span></text:p>
      <text:p text:style-name="P28"><text:tab/>cases_indestructibles: int</text:p>
      <text:p text:style-name="P15"><text:span text:style-name="T8"><text:tab/>cases_indestructibles: </text:span><text:span text:style-name="T2">int</text:span></text:p>
      <text:p text:style-name="P17"/>
      <text:p text:style-name="P2">Case supplémentaire:<text:span text:style-name="T2"> </text:span><text:span text:style-name="T3">Possibilité de poser un case supplémentaire durant le même tour</text:span></text:p>
      <text:p text:style-name="P29"/>
      <text:p text:style-name="P3"><text:span text:style-name="T3">c</text:span><text:span text:style-name="T2">oup = 2</text:span></text:p>
      <text:p text:style-name="P29"/>
      <text:p text:style-name="P3">Régénérateur de jauge d’énergie:<text:span text:style-name="T2"> <text:s/></text:span><text:span text:style-name="T4">Recharge totalement la jauge d’énergie</text:span></text:p>
      <text:p text:style-name="P31"/>
      <text:p text:style-name="P4"><text:span text:style-name="T4">j</text:span><text:span text:style-name="T2">auge_drain = 10</text:span></text:p>
      <text:p text:style-name="P18"/>
      <text:p text:style-name="P3">Bombes:<text:span text:style-name="T2"> </text:span><text:span text:style-name="T4">Peut détruire tout les types de cases de l’adversaire selon sa catégorie</text:span></text:p>
      <text:p text:style-name="P31"/>
      <text:p text:style-name="P9"><text:span text:style-name="T2">distance_lancer = </text:span><text:span text:style-name="T16">√(</text:span><text:span text:style-name="T14">∆</text:span><text:span text:style-name="T15">x²) + </text:span><text:span text:style-name="T14">√</text:span><text:span text:style-name="T15">(</text:span><text:span text:style-name="T14">∆</text:span><text:span text:style-name="T15">y²)</text:span></text:p>
      <text:p text:style-name="P22">puissance_bombes(catégorie)</text:p>
      <text:p text:style-name="P22"/>
      <text:p text:style-name="P34">boucle if(seuils de puissance en fonction de la distance)</text:p>
      <text:p text:style-name="P16"><text:span text:style-name="T2"><text:tab/>c</text:span><text:span text:style-name="T5">ases_ detruites</text:span><text:span text:style-name="T2"> = (résultat boucle)</text:span><text:span text:style-name="T5">(1-9)</text:span></text:p>
      <text:p text:style-name="P18"/>
      <text:p text:style-name="P3">Accélérateur de case:<text:span text:style-name="T2"> </text:span><text:span text:style-name="T5">Accélère l’expansion des cases du joueur, selon la catégorie de l’objet</text:span></text:p>
      <text:p text:style-name="P23"/>
      <text:p text:style-name="P21">avancement_non_confirmees += 1</text:p>
      <text:p text:style-name="P21"/>
      <text:p text:style-name="P21">avancement_confirmees +=1</text:p>
      <text:p text:style-name="P18"/>
      <text:p text:style-name="P3">Leurres:<text:span text:style-name="T2"> </text:span><text:span text:style-name="T5">Trompe le joueur</text:span></text:p>
      <text:p text:style-name="P23"/>
      <text:p text:style-name="P5"><text:span text:style-name="T5">n</text:span><text:span text:style-name="T2">e change rien</text:span></text:p>
      <text:p text:style-name="P18"/>
      <text:p text:style-name="P3">Leurres explosifs:<text:span text:style-name="T2"> </text:span><text:span text:style-name="T5">Peut détruire les cases adversaires lorsqu’il s’empare d’un nouvel objet autour de sa </text:span><text:span text:style-name="T6">dernière position</text:span></text:p>
      <text:p text:style-name="P25"/>
      <text:p text:style-name="P12"><text:span text:style-name="T10">p</text:span><text:span text:style-name="T6">osition_ adversaire = [x,y]</text:span></text:p>
      <text:p text:style-name="P6"><text:span text:style-name="T4">c</text:span><text:span text:style-name="T2">ases_ detruites = (</text:span><text:span text:style-name="T6">2</text:span><text:span text:style-name="T2">-</text:span><text:span text:style-name="T6">10</text:span><text:span text:style-name="T2">)</text:span></text:p>
      <text:p text:style-name="P18"/>
      <text:p text:style-name="P3">Leurres drop:<text:span text:style-name="T2"> </text:span><text:span text:style-name="T6">Dévoilent position joueur (drop vides)</text:span></text:p>
      <text:p text:style-name="P25"/>
      <text:p text:style-name="P9"><text:soft-page-break/><text:span text:style-name="T6">o</text:span><text:span text:style-name="T2">bjet_drop = 0</text:span></text:p>
      <text:p text:style-name="P18"/>
      <text:p text:style-name="P3">Traceur:<text:span text:style-name="T2"> </text:span><text:span text:style-name="T6">Dévoile position joueur</text:span></text:p>
      <text:p text:style-name="P24"/>
      <text:p text:style-name="P11"><text:span text:style-name="T2">boucle for</text:span><text:span text:style-name="T8">( </text:span><text:span text:style-name="T6">tour_objet</text:span><text:span text:style-name="T8"> = 5)</text:span></text:p>
      <text:p text:style-name="P10"><text:span text:style-name="T2"><text:tab/></text:span><text:span text:style-name="T6">position_ adversaire</text:span><text:span text:style-name="T2"> = [x,y]</text:span></text:p>
      <text:p text:style-name="P35"><text:tab/>vision_traceur = 8</text:p>
      <text:p text:style-name="P35"><text:tab/>afficher les 8 cases autour de position_adversaire</text:p>
      <text:p text:style-name="P35"/>
      <text:p text:style-name="P3">Ragnarök:<text:span text:style-name="T2"> </text:span><text:span text:style-name="T7">détruit le joueur adverse</text:span></text:p>
      <text:p text:style-name="P18"/>
      <text:p text:style-name="P26">cases_adversaires = somme cases non-confirmées + confirmées</text:p>
      <text:p text:style-name="P26"/>
      <text:p text:style-name="P26">boucle <text:s/>if(cases_adversaires&lt;30 → victoire)</text:p>
      <text:p text:style-name="P26">else</text:p>
      <text:p text:style-name="P13"><text:span text:style-name="T4">c</text:span><text:span text:style-name="T5">ases_ detruites </text:span><text:span text:style-name="T2">= cases_adversaires/2</text:span></text:p>
      <text:p text:style-name="P32">jauge_drain = 10</text:p>
      <text:p text:style-name="P32"/>
      <text:p text:style-name="P13"><text:span text:style-name="T2">boucle for( </text:span><text:span text:style-name="T6">tour_objet</text:span><text:span text:style-name="T2">=10)</text:span></text:p>
      <text:p text:style-name="P11"><text:span text:style-name="T2"><text:tab/></text:span><text:span text:style-name="T6">position_ adversaire</text:span><text:span text:style-name="T2"> = [x,y]</text:span></text:p>
      <text:p text:style-name="P11"><text:span text:style-name="T2"><text:tab/>vision_r</text:span><text:span text:style-name="T8">agnarok</text:span><text:span text:style-name="T2"> = </text:span><text:span text:style-name="T8">20</text:span></text:p>
      <text:p text:style-name="P11"><text:span text:style-name="T2"><text:tab/>afficher les </text:span><text:span text:style-name="T8">20</text:span><text:span text:style-name="T2"> cases autour de position_adversaire</text:span></text:p>
      <text:p text:style-name="P33"/>
      <text:p text:style-name="P33"/>
      <text:p text:style-name="P3">Aegis:<text:span text:style-name="T2"> </text:span><text:span text:style-name="T7">protège le joueur</text:span></text:p>
      <text:p text:style-name="P18"/>
      <text:p text:style-name="P14"><text:span text:style-name="T2">cases_</text:span><text:span text:style-name="T9">joueur</text:span><text:span text:style-name="T2"> = somme cases non-confirmées + confirmées</text:span></text:p>
      <text:p text:style-name="P27"/>
      <text:p text:style-name="P28">cases_indestructibles = cases_joueur</text:p>
      <text:p text:style-name="P14"><text:span text:style-name="T6">tour_objet</text:span><text:span text:style-name="T2">=</text:span><text:span text:style-name="T11">5</text:span></text:p>
      <text:p text:style-name="P36"/>
      <text:p text:style-name="P28">if tout_objet = 0</text:p>
      <text:p text:style-name="P28"><text:tab/>cases_indestructibles = cases_joueur</text:p>
      <text:p text:style-name="P28"><text:tab/>cases_indestructibles = 0</text:p>
      <text:p text:style-name="P18"/>
      <text:p text:style-name="P33">jauge_drain =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21:19:59.494000000</meta:creation-date>
    <dc:date>2018-01-31T11:47:40.508000000</dc:date>
    <meta:editing-duration>PT57M56S</meta:editing-duration>
    <meta:editing-cycles>6</meta:editing-cycles>
    <meta:generator>LibreOffice/5.0.5.2$Windows_X86_64 LibreOffice_project/55b006a02d247b5f7215fc6ea0fde844b30035b3</meta:generator>
    <meta:document-statistic meta:table-count="0" meta:image-count="0" meta:object-count="0" meta:page-count="2" meta:paragraph-count="59" meta:word-count="262" meta:character-count="1970" meta:non-whitespace-character-count="1743"/>
  </office:meta>
</office:document-meta>
</file>